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3237" officeooo:paragraph-rsid="00093237"/>
    </style:style>
    <style:style style:name="P2" style:family="paragraph" style:parent-style-name="Standard">
      <style:text-properties fo:language="es" fo:country="ES" officeooo:rsid="000a4070" officeooo:paragraph-rsid="000a4070"/>
    </style:style>
    <style:style style:name="P3" style:family="paragraph" style:parent-style-name="Standard">
      <style:text-properties fo:language="es" fo:country="ES" style:text-underline-style="none" officeooo:rsid="000b0a23" officeooo:paragraph-rsid="000b0a23"/>
    </style:style>
    <style:style style:name="P4" style:family="paragraph" style:parent-style-name="Standard">
      <style:text-properties fo:language="es" fo:country="ES" style:text-underline-style="none" officeooo:rsid="000b0a23" officeooo:paragraph-rsid="000b0e73"/>
    </style:style>
    <style:style style:name="P5" style:family="paragraph" style:parent-style-name="Standard">
      <style:text-properties fo:language="es" fo:country="ES" style:text-underline-style="none" officeooo:rsid="000b0a23" officeooo:paragraph-rsid="0025b14a"/>
    </style:style>
    <style:style style:name="P6" style:family="paragraph" style:parent-style-name="Standard">
      <style:text-properties fo:language="es" fo:country="ES" style:text-underline-style="none" officeooo:rsid="000cf3bc" officeooo:paragraph-rsid="000cf3bc"/>
    </style:style>
    <style:style style:name="P7" style:family="paragraph" style:parent-style-name="Standard">
      <style:text-properties fo:language="es" fo:country="ES" style:text-underline-style="none" officeooo:rsid="00118cc1" officeooo:paragraph-rsid="00118cc1"/>
    </style:style>
    <style:style style:name="P8" style:family="paragraph" style:parent-style-name="Standard">
      <style:text-properties fo:language="es" fo:country="ES" style:text-underline-style="none" officeooo:rsid="00139283" officeooo:paragraph-rsid="00139283"/>
    </style:style>
    <style:style style:name="P9" style:family="paragraph" style:parent-style-name="Standard">
      <style:text-properties fo:language="es" fo:country="ES" style:text-underline-style="none" officeooo:rsid="0013c6e4" officeooo:paragraph-rsid="0013c6e4"/>
    </style:style>
    <style:style style:name="P10" style:family="paragraph" style:parent-style-name="Standard">
      <style:text-properties fo:language="es" fo:country="ES" officeooo:rsid="000cf3bc" officeooo:paragraph-rsid="000cf3bc"/>
    </style:style>
    <style:style style:name="P11" style:family="paragraph" style:parent-style-name="Standard">
      <style:text-properties fo:language="es" fo:country="ES" officeooo:rsid="0020366f" officeooo:paragraph-rsid="0020366f"/>
    </style:style>
    <style:style style:name="P12" style:family="paragraph" style:parent-style-name="Standard">
      <style:text-properties style:text-underline-style="none" officeooo:rsid="00093237" officeooo:paragraph-rsid="00093237"/>
    </style:style>
    <style:style style:name="P13" style:family="paragraph" style:parent-style-name="Standard">
      <style:text-properties officeooo:paragraph-rsid="0013c6e4"/>
    </style:style>
    <style:style style:name="P14" style:family="paragraph" style:parent-style-name="Standard">
      <style:text-properties officeooo:paragraph-rsid="00144952"/>
    </style:style>
    <style:style style:name="P15" style:family="paragraph" style:parent-style-name="Standard">
      <style:text-properties officeooo:paragraph-rsid="001d5bee"/>
    </style:style>
    <style:style style:name="P16" style:family="paragraph" style:parent-style-name="Standard">
      <style:text-properties officeooo:paragraph-rsid="001ed03b"/>
    </style:style>
    <style:style style:name="T1" style:family="text">
      <style:text-properties officeooo:rsid="00094c3b"/>
    </style:style>
    <style:style style:name="T2" style:family="text">
      <style:text-properties officeooo:rsid="00094ea0"/>
    </style:style>
    <style:style style:name="T3" style:family="text">
      <style:text-properties fo:language="es" fo:country="ES" officeooo:rsid="00094ea0"/>
    </style:style>
    <style:style style:name="T4" style:family="text">
      <style:text-properties fo:language="es" fo:country="ES" style:text-underline-style="none" officeooo:rsid="0013c6e4"/>
    </style:style>
    <style:style style:name="T5" style:family="text">
      <style:text-properties fo:language="es" fo:country="ES" officeooo:rsid="0017a010"/>
    </style:style>
    <style:style style:name="T6" style:family="text">
      <style:text-properties fo:language="es" fo:country="ES" officeooo:rsid="0018302c"/>
    </style:style>
    <style:style style:name="T7" style:family="text">
      <style:text-properties fo:language="es" fo:country="ES" officeooo:rsid="001bf172"/>
    </style:style>
    <style:style style:name="T8" style:family="text">
      <style:text-properties fo:language="es" fo:country="ES" officeooo:rsid="001ed03b"/>
    </style:style>
    <style:style style:name="T9" style:family="text">
      <style:text-properties officeooo:rsid="000b0e73"/>
    </style:style>
    <style:style style:name="T10" style:family="text">
      <style:text-properties officeooo:rsid="000be715"/>
    </style:style>
    <style:style style:name="T11" style:family="text">
      <style:text-properties officeooo:rsid="000d0331"/>
    </style:style>
    <style:style style:name="T12" style:family="text">
      <style:text-properties officeooo:rsid="001a5521"/>
    </style:style>
    <style:style style:name="T13" style:family="text">
      <style:text-properties officeooo:rsid="001f199b"/>
    </style:style>
    <style:style style:name="T14" style:family="text">
      <style:text-properties officeooo:rsid="0025b14a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2.041cm" text:min-label-width="0.499cm"/>
      </text:list-level-style-bullet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igh performance inertial board</text:p>
      <text:p text:style-name="P10"/>
      <text:p text:style-name="P10">Características</text:p>
      <text:p text:style-name="P1">M<text:span text:style-name="T3">á</text:span>ximo ai<text:span text:style-name="T1">slamiento entre zonas digital - potencia</text:span></text:p>
      <text:p text:style-name="P1"><text:tab/><text:span text:style-name="T2">un solo punto de encuentro en alimentanci</text:span><text:span text:style-name="T3">ó</text:span><text:span text:style-name="T2">n</text:span></text:p>
      <text:p text:style-name="P1"><text:tab/><text:span text:style-name="T2">optoacoplamiento en se</text:span><text:span text:style-name="T3">ñales de control</text:span></text:p>
      <text:p text:style-name="P1"><text:span text:style-name="T3"><text:tab/></text:span></text:p>
      <text:p text:style-name="P2">Plano de masa</text:p>
      <text:p text:style-name="P2"><text:tab/>plano de masa inferior - <text:s/>retornos de corriente</text:p>
      <text:p text:style-name="P2"><text:tab/>plano de masa superior – inmunidad + retornos extra</text:p>
      <text:p text:style-name="P2"/>
      <text:p text:style-name="P2">fuente de alimentación conmutada de al menos 2A por canal</text:p>
      <text:p text:style-name="P2"><text:tab/>12V Vin</text:p>
      <text:p text:style-name="P2"><text:tab/>3.3V Vout1 – baja impedancia de salida con relación a los requisitos de alimentación del <text:tab/><text:tab/><text:tab/>micro</text:p>
      <text:p text:style-name="P2"><text:tab/>5V Vout2 ( podría hasta 28V) – alimentación (<text:span text:style-name="T11">con driver</text:span>) de motores DC</text:p>
      <text:p text:style-name="P12"/>
      <text:p text:style-name="P3">micro <text:span text:style-name="T9">suficientemente rápido para control</text:span></text:p>
      <text:p text:style-name="P5"><text:tab/><text:span text:style-name="T9">STM32F401RBT6</text:span></text:p>
      <text:p text:style-name="P5"><text:tab/><text:tab/><text:span text:style-name="T14">Arm® 32-bit Cortex®-M4</text:span></text:p>
      <text:p text:style-name="P5"><text:span text:style-name="T9"><text:tab/><text:tab/>84MHz -&gt; 105DMIPS</text:span></text:p>
      <text:p text:style-name="P4"><text:tab/><text:tab/><text:span text:style-name="T10">funciones DSP</text:span></text:p>
      <text:p text:style-name="P4"/>
      <text:p text:style-name="P6">sensores de movimiento (aceleración, giróscopo, magnetómetro)</text:p>
      <text:p text:style-name="P4"/>
      <text:p text:style-name="P6">4 LED </text:p>
      <text:p text:style-name="P6"/>
      <text:p text:style-name="P7"><text:span text:style-name="T13">Botón R</text:span>eset</text:p>
      <text:p text:style-name="P7"/>
      <text:p text:style-name="P8"><text:span text:style-name="T12">9</text:span> sensores – 3<text:span text:style-name="T12">x2 (acc lineal + giro)</text:span> inerciales, 3 campo magnético</text:p>
      <text:p text:style-name="P6"/>
      <text:p text:style-name="P9">programación del micro</text:p>
      <text:p text:style-name="P13"><text:span text:style-name="T4"><text:tab/></text:span><text:span text:style-name="Emphasis">Serial Wire Debug</text:span> </text:p>
      <text:p text:style-name="P14"><text:tab/><text:tab/>SWDIO -&gt; PA13 </text:p>
      <text:p text:style-name="P14"><text:tab/><text:tab/>SWCLK -&gt; PA14 </text:p>
      <text:p text:style-name="P14"><text:tab/><text:tab/>GND -&gt; GND </text:p>
      <text:p text:style-name="P14"><text:tab/><text:tab/>VAPP -&gt; 3V/VDD</text:p>
      <text:p text:style-name="P16"><text:tab/><text:tab/><text:span text:style-name="T8">RST </text:span>-&gt; <text:span text:style-name="T5">NR</text:span><text:span text:style-name="T7">S</text:span><text:span text:style-name="T5">T </text:span></text:p>
      <text:p text:style-name="P15"><text:span text:style-name="T5"><text:tab/><text:tab/></text:span><text:span text:style-name="T6">SWO</text:span><text:span text:style-name="T7"> -&gt; </text:span><text:span text:style-name="T6">PB3</text:span></text:p>
      <text:p text:style-name="P13"/>
      <text:p text:style-name="P3"><text:tab/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3M48S</meta:editing-duration>
    <meta:editing-cycles>33</meta:editing-cycles>
    <meta:generator>LibreOffice/5.3.7.2$Windows_X86_64 LibreOffice_project/6b8ed514a9f8b44d37a1b96673cbbdd077e24059</meta:generator>
    <dc:date>2018-10-27T16:00:09.754000000</dc:date>
    <meta:document-statistic meta:table-count="0" meta:image-count="0" meta:object-count="0" meta:page-count="1" meta:paragraph-count="31" meta:word-count="141" meta:character-count="912" meta:non-whitespace-character-count="757"/>
    <meta:user-defined meta:name="Info 1"/>
    <meta:user-defined meta:name="Info 2"/>
    <meta:user-defined meta:name="Info 3"/>
    <meta:user-defined meta:name="Info 4"/>
  </office:meta>
</office:document-meta>
</file>